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5cm"/>
    </style:style>
    <style:style style:name="co2" style:family="table-column">
      <style:table-column-properties fo:break-before="auto" style:column-width="1.1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625cm" fo:break-before="auto" style:use-optimal-row-height="true"/>
    </style:style>
    <style:style style:name="ro4" style:family="table-row">
      <style:table-row-properties style:row-height="2.021cm" fo:break-before="auto" style:use-optimal-row-height="true"/>
    </style:style>
    <style:style style:name="ro5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number-columns-repeated="5" table:default-cell-style-name="ce3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style-name="ce1" office:value-type="string">
            <text:p>Expected Opening</text:p>
          </table:table-cell>
          <table:table-cell table:style-name="ce1" table:number-columns-repeated="2"/>
          <table:table-cell table:style-name="ce4" office:value-type="string">
            <text:p>Line</text:p>
          </table:table-cell>
          <table:table-cell table:style-name="ce1" office:value-type="string" table:number-columns-spanned="2" table:number-rows-spanned="1">
            <text:p>Expected Terminals</text:p>
          </table:table-cell>
          <table:covered-table-cell table:style-name="Default"/>
          <table:table-cell table:style-name="ce1" office:value-type="string">
            <text:p>Expected Length</text:p>
            <text:p>in km</text:p>
          </table:table-cell>
          <table:table-cell table:style-name="ce1" office:value-type="string">
            <text:p>Expected Stations</text:p>
          </table:table-cell>
          <table:table-cell table:style-name="ce1" office:value-type="string">
            <text:p>Current Status</text:p>
          </table:table-cell>
        </table:table-row>
        <table:table-row table:style-name="ro1">
          <table:table-cell table:style-name="ce2" table:number-columns-spanned="9" table:number-rows-spanned="1"/>
          <table:covered-table-cell table:number-columns-repeated="2" table:style-name="ce2"/>
          <table:covered-table-cell table:number-columns-repeated="5" table:style-name="Default"/>
          <table:covered-table-cell/>
        </table:table-row>
        <table:table-row table:style-name="ro2">
          <table:table-cell table:style-name="ce3" office:value-type="float" office:value="2018">
            <text:p>2018</text:p>
          </table:table-cell>
          <table:table-cell table:style-name="ce3"/>
          <table:table-cell office:value-type="string">
            <text:p>?</text:p>
          </table:table-cell>
          <table:table-cell office:value-type="string">
            <text:p>  <text:a xlink:href="https://en.wikipedia.org/wiki/Line_20_(Shenzhen_Metro)">Line 20</text:a></text:p>
          </table:table-cell>
          <table:table-cell office:value-type="string">
            <text:p><text:a xlink:href="https://en.wikipedia.org/wiki/Airport_North_station_(Shenzhen_Metro)">Airport North</text:a></text:p>
          </table:table-cell>
          <table:table-cell office:value-type="string">
            <text:p>International Conference Center</text:p>
          </table:table-cell>
          <table:table-cell table:style-name="ce5" office:value-type="date" office:date-value="1936-08-01">
            <text:p>01/08/36</text:p>
          </table:table-cell>
          <table:table-cell office:value-type="float" office:value="5">
            <text:p>5</text:p>
          </table:table-cell>
          <table:table-cell table:style-name="ce3" office:value-type="string">
            <text:p>Under construction<text:a xlink:href="https://en.wikipedia.org/wiki/Shenzhen_Metro#cite_note-:0-58">[58]</text:a><text:a xlink:href="https://en.wikipedia.org/wiki/Shenzhen_Metro#cite_note-59">[59]</text:a></text:p>
          </table:table-cell>
        </table:table-row>
        <table:table-row table:style-name="ro2">
          <table:table-cell table:style-name="ce3" office:value-type="float" office:value="2019" table:number-columns-spanned="1" table:number-rows-spanned="3">
            <text:p>2019</text:p>
          </table:table-cell>
          <table:table-cell table:style-name="ce3"/>
          <table:table-cell office:value-type="string">
            <text:p>X</text:p>
          </table:table-cell>
          <table:table-cell office:value-type="string">
            <text:p>  <text:a xlink:href="https://en.wikipedia.org/wiki/Line_5_(Shenzhen_Metro)">Line 5</text:a>- phase 2</text:p>
          </table:table-cell>
          <table:table-cell office:value-type="string">
            <text:p><text:a xlink:href="https://en.wikipedia.org/wiki/Qianhaiwan_Station">Qianhaiwan</text:a></text:p>
          </table:table-cell>
          <table:table-cell office:value-type="string">
            <text:p><text:a xlink:href="https://en.wikipedia.org/wiki/Chiwan_Station">Chiwan</text:a></text:p>
          </table:table-cell>
          <table:table-cell table:style-name="ce5" office:value-type="date" office:date-value="2018-06-08">
            <text:p>08/06/18</text:p>
          </table:table-cell>
          <table:table-cell office:value-type="float" office:value="7">
            <text:p>7</text:p>
          </table:table-cell>
          <table:table-cell table:style-name="ce3" office:value-type="string">
            <text:p>Under construction<text:a xlink:href="https://en.wikipedia.org/wiki/Shenzhen_Metro#cite_note-southen-extension-60">[60]</text:a></text:p>
          </table:table-cell>
        </table:table-row>
        <table:table-row table:style-name="ro2">
          <table:covered-table-cell/>
          <table:table-cell/>
          <table:table-cell table:style-name="Default" office:value-type="string">
            <text:p>X</text:p>
          </table:table-cell>
          <table:table-cell office:value-type="string">
            <text:p>  <text:a xlink:href="https://en.wikipedia.org/wiki/Line_8_(Shenzhen_Metro)">Line 8</text:a>- phase 1</text:p>
          </table:table-cell>
          <table:table-cell office:value-type="string">
            <text:p><text:a xlink:href="https://en.wikipedia.org/wiki/Liantang_station">Liantang</text:a></text:p>
          </table:table-cell>
          <table:table-cell office:value-type="string">
            <text:p><text:a xlink:href="https://en.wikipedia.org/w/index.php?title=Yantian_Road_Station&amp;action=edit&amp;redlink=1">Yantian Road</text:a></text:p>
          </table:table-cell>
          <table:table-cell table:style-name="ce5" office:value-type="date" office:date-value="1936-12-01">
            <text:p>01/12/36</text:p>
          </table:table-cell>
          <table:table-cell office:value-type="float" office:value="7">
            <text:p>7</text:p>
          </table:table-cell>
          <table:table-cell table:style-name="ce3" office:value-type="string">
            <text:p>Under construction<text:a xlink:href="https://en.wikipedia.org/wiki/Shenzhen_Metro#cite_note-61">[61]</text:a><text:a xlink:href="https://en.wikipedia.org/wiki/Shenzhen_Metro#cite_note-62">[62]</text:a></text:p>
          </table:table-cell>
        </table:table-row>
        <table:table-row table:style-name="ro3">
          <table:covered-table-cell/>
          <table:table-cell/>
          <table:table-cell table:style-name="Default" office:value-type="string">
            <text:p>X</text:p>
          </table:table-cell>
          <table:table-cell office:value-type="string">
            <text:p>  <text:a xlink:href="https://en.wikipedia.org/wiki/Line_9_(Shenzhen_Metro)">Line 9</text:a>- phase 2</text:p>
          </table:table-cell>
          <table:table-cell office:value-type="string">
            <text:p><text:a xlink:href="https://en.wikipedia.org/wiki/Hongshuwan_South_Station">Hongshuwan South</text:a></text:p>
          </table:table-cell>
          <table:table-cell office:value-type="string">
            <text:p><text:a xlink:href="https://en.wikipedia.org/w/index.php?title=Hanghai_Road_Station&amp;action=edit&amp;redlink=1">Hanghai Road</text:a></text:p>
          </table:table-cell>
          <table:table-cell table:style-name="ce5" office:value-type="date" office:date-value="2018-08-10">
            <text:p>10/08/18</text:p>
          </table:table-cell>
          <table:table-cell office:value-type="float" office:value="8">
            <text:p>8</text:p>
          </table:table-cell>
          <table:table-cell table:style-name="ce3" office:value-type="string">
            <text:p>Under construction<text:a xlink:href="https://en.wikipedia.org/wiki/Shenzhen_Metro#cite_note-expansion2015-63">[63]</text:a><text:a xlink:href="https://en.wikipedia.org/wiki/Shenzhen_Metro#cite_note-szwb-20140219-64">[64]</text:a><text:a xlink:href="https://en.wikipedia.org/wiki/Shenzhen_Metro#cite_note-65">[65]</text:a><text:a xlink:href="https://en.wikipedia.org/wiki/Shenzhen_Metro#cite_note-66">[66]</text:a></text:p>
          </table:table-cell>
        </table:table-row>
        <table:table-row table:style-name="ro2">
          <table:table-cell table:style-name="ce3" office:value-type="float" office:value="2020" table:number-columns-spanned="1" table:number-rows-spanned="5">
            <text:p>2020</text:p>
          </table:table-cell>
          <table:table-cell table:style-name="ce3"/>
          <table:table-cell office:value-type="string">
            <text:p>X</text:p>
          </table:table-cell>
          <table:table-cell office:value-type="string">
            <text:p>  <text:a xlink:href="https://en.wikipedia.org/wiki/Line_2_(Shenzhen_Metro)">Line 2</text:a>- phase 3 (second east extension)</text:p>
          </table:table-cell>
          <table:table-cell office:value-type="string">
            <text:p><text:a xlink:href="https://en.wikipedia.org/wiki/Xinxiu_Station">Xinxiu</text:a></text:p>
          </table:table-cell>
          <table:table-cell office:value-type="string">
            <text:p><text:a xlink:href="https://en.wikipedia.org/w/index.php?title=Liantang_station_(Shenzhen_Metro)&amp;action=edit&amp;redlink=1">Liantang</text:a></text:p>
          </table:table-cell>
          <table:table-cell table:style-name="ce5" office:value-type="date" office:date-value="1982-03-01">
            <text:p>01/03/82</text:p>
          </table:table-cell>
          <table:table-cell office:value-type="float" office:value="3">
            <text:p>3</text:p>
          </table:table-cell>
          <table:table-cell table:style-name="ce3" office:value-type="string">
            <text:p>Under construction<text:a xlink:href="https://en.wikipedia.org/wiki/Shenzhen_Metro#cite_note-67">[67]</text:a><text:a xlink:href="https://en.wikipedia.org/wiki/Shenzhen_Metro#cite_note-expansion2015-63">[63]</text:a><text:a xlink:href="https://en.wikipedia.org/wiki/Shenzhen_Metro#cite_note-szwb-20140219-64">[64]</text:a></text:p>
          </table:table-cell>
        </table:table-row>
        <table:table-row table:style-name="ro3">
          <table:covered-table-cell/>
          <table:table-cell/>
          <table:table-cell table:style-name="Default" office:value-type="string">
            <text:p>X</text:p>
          </table:table-cell>
          <table:table-cell office:value-type="string">
            <text:p>  <text:a xlink:href="https://en.wikipedia.org/wiki/Line_3_(Shenzhen_Metro)">Line 3</text:a>- phase 3 (second south extension)</text:p>
          </table:table-cell>
          <table:table-cell office:value-type="string">
            <text:p><text:a xlink:href="https://en.wikipedia.org/wiki/Yitian_Station">Yitian</text:a></text:p>
          </table:table-cell>
          <table:table-cell office:value-type="string">
            <text:p><text:a xlink:href="https://en.wikipedia.org/w/index.php?title=Fubao_Station&amp;action=edit&amp;redlink=1">Fubao</text:a></text:p>
          </table:table-cell>
          <table:table-cell table:style-name="ce5" office:value-type="date" office:date-value="2018-05-01">
            <text:p>01/05/18</text:p>
          </table:table-cell>
          <table:table-cell office:value-type="float" office:value="1">
            <text:p>1</text:p>
          </table:table-cell>
          <table:table-cell table:style-name="ce3" office:value-type="string">
            <text:p>Under construction<text:a xlink:href="https://en.wikipedia.org/wiki/Shenzhen_Metro#cite_note-expansion2015-63">[63]</text:a><text:a xlink:href="https://en.wikipedia.org/wiki/Shenzhen_Metro#cite_note-68">[68]</text:a></text:p>
          </table:table-cell>
        </table:table-row>
        <table:table-row table:style-name="ro2">
          <table:covered-table-cell/>
          <table:table-cell/>
          <table:table-cell table:style-name="Default" office:value-type="string">
            <text:p>X</text:p>
          </table:table-cell>
          <table:table-cell office:value-type="string">
            <text:p>  <text:a xlink:href="https://en.wikipedia.org/wiki/Line_10_(Shenzhen_Metro)">Line 10</text:a></text:p>
          </table:table-cell>
          <table:table-cell office:value-type="string">
            <text:p><text:a xlink:href="https://en.wikipedia.org/wiki/Futian_Checkpoint_Station">Futian Checkpoint</text:a></text:p>
          </table:table-cell>
          <table:table-cell office:value-type="string">
            <text:p><text:a xlink:href="https://en.wikipedia.org/w/index.php?title=Pinghu_Center_Station&amp;action=edit&amp;redlink=1">Pinghu Center</text:a></text:p>
          </table:table-cell>
          <table:table-cell table:style-name="ce5" office:value-type="date" office:date-value="2018-09-29">
            <text:p>29/09/18</text:p>
          </table:table-cell>
          <table:table-cell office:value-type="float" office:value="23">
            <text:p>23</text:p>
          </table:table-cell>
          <table:table-cell table:style-name="ce3" office:value-type="string">
            <text:p>Under construction<text:a xlink:href="https://en.wikipedia.org/wiki/Shenzhen_Metro#cite_note-2019Expansion-69">[69]</text:a><text:a xlink:href="https://en.wikipedia.org/wiki/Shenzhen_Metro#cite_note-70">[70]</text:a><text:a xlink:href="https://en.wikipedia.org/wiki/Shenzhen_Metro#cite_note-71">[71]</text:a></text:p>
          </table:table-cell>
        </table:table-row>
        <table:table-row table:style-name="ro3">
          <table:covered-table-cell/>
          <table:table-cell/>
          <table:table-cell table:style-name="Default" office:value-type="string">
            <text:p>X</text:p>
          </table:table-cell>
          <table:table-cell office:value-type="string">
            <text:p>  <text:a xlink:href="https://en.wikipedia.org/wiki/Line_4_(Shenzhen_Metro)">Line 4</text:a>- phase 3 (second north extension)</text:p>
          </table:table-cell>
          <table:table-cell office:value-type="string">
            <text:p><text:a xlink:href="https://en.wikipedia.org/wiki/Qinghu_Station">Qinghu</text:a></text:p>
          </table:table-cell>
          <table:table-cell office:value-type="string">
            <text:p><text:a xlink:href="https://en.wikipedia.org/w/index.php?title=Niuhu_Station&amp;action=edit&amp;redlink=1">Niuhu</text:a></text:p>
          </table:table-cell>
          <table:table-cell table:style-name="ce5" office:value-type="date" office:date-value="2018-06-10">
            <text:p>10/06/18</text:p>
          </table:table-cell>
          <table:table-cell office:value-type="float" office:value="8">
            <text:p>8</text:p>
          </table:table-cell>
          <table:table-cell table:style-name="ce3" office:value-type="string">
            <text:p>Under construction<text:a xlink:href="https://en.wikipedia.org/wiki/Shenzhen_Metro#cite_note-expansion2015-63">[63]</text:a><text:a xlink:href="https://en.wikipedia.org/wiki/Shenzhen_Metro#cite_note-szwb-20140219-64">[64]</text:a><text:a xlink:href="https://en.wikipedia.org/wiki/Shenzhen_Metro#cite_note-72">[72]</text:a></text:p>
          </table:table-cell>
        </table:table-row>
        <table:table-row table:style-name="ro3">
          <table:covered-table-cell/>
          <table:table-cell/>
          <table:table-cell table:style-name="Default" office:value-type="string">
            <text:p>X</text:p>
          </table:table-cell>
          <table:table-cell office:value-type="string">
            <text:p>  <text:a xlink:href="https://en.wikipedia.org/wiki/Line_6_(Shenzhen_Metro)">Line 6</text:a>- phase 1/2</text:p>
          </table:table-cell>
          <table:table-cell office:value-type="string">
            <text:p><text:a xlink:href="https://en.wikipedia.org/wiki/Science_Museum_Station">Science Museum</text:a></text:p>
          </table:table-cell>
          <table:table-cell office:value-type="string">
            <text:p><text:a xlink:href="https://en.wikipedia.org/wiki/Songgang_Station">Songgang</text:a></text:p>
          </table:table-cell>
          <table:table-cell office:value-type="string">
            <text:p>49.4</text:p>
          </table:table-cell>
          <table:table-cell office:value-type="float" office:value="26">
            <text:p>26</text:p>
          </table:table-cell>
          <table:table-cell table:style-name="ce3" office:value-type="string">
            <text:p>Under construction<text:a xlink:href="https://en.wikipedia.org/wiki/Shenzhen_Metro#cite_note-opening-73">[73]</text:a><text:a xlink:href="https://en.wikipedia.org/wiki/Shenzhen_Metro#cite_note-2019Expansion-69">[69]</text:a><text:a xlink:href="https://en.wikipedia.org/wiki/Shenzhen_Metro#cite_note-74">[74]</text:a><text:a xlink:href="https://en.wikipedia.org/wiki/Shenzhen_Metro#cite_note-75">[75]</text:a>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style-name="ce1" office:value-type="string">
            <text:p>Expected opening</text:p>
          </table:table-cell>
          <table:table-cell table:style-name="ce1"/>
          <table:table-cell table:style-name="ce4" office:value-type="string">
            <text:p>Line</text:p>
          </table:table-cell>
          <table:table-cell table:style-name="ce1" office:value-type="string" table:number-columns-spanned="2" table:number-rows-spanned="1">
            <text:p>Expected terminals</text:p>
          </table:table-cell>
          <table:covered-table-cell table:style-name="Default"/>
          <table:table-cell table:style-name="ce1" office:value-type="string">
            <text:p>Expected length</text:p>
            <text:p>in km</text:p>
          </table:table-cell>
          <table:table-cell table:style-name="ce1" office:value-type="string">
            <text:p>Expected stations</text:p>
          </table:table-cell>
          <table:table-cell table:style-name="ce1" office:value-type="string">
            <text:p>Current status</text:p>
          </table:table-cell>
          <table:table-cell/>
        </table:table-row>
        <table:table-row table:style-name="ro1">
          <table:table-cell table:style-name="ce2" table:number-columns-spanned="8" table:number-rows-spanned="1"/>
          <table:covered-table-cell table:style-name="ce2"/>
          <table:covered-table-cell table:number-columns-repeated="6" table:style-name="Default"/>
          <table:table-cell/>
        </table:table-row>
        <table:table-row table:style-name="ro4">
          <table:table-cell table:style-name="ce3" office:value-type="string" table:number-columns-spanned="1" table:number-rows-spanned="11">
            <text:p>Before 2022</text:p>
          </table:table-cell>
          <table:table-cell table:style-name="ce3" office:value-type="string">
            <text:p>X</text:p>
          </table:table-cell>
          <table:table-cell office:value-type="string">
            <text:p>  <text:a xlink:href="https://en.wikipedia.org/wiki/Line_3_(Shenzhen_Metro)">Line 3</text:a>- phase 3 (east extension)</text:p>
          </table:table-cell>
          <table:table-cell office:value-type="string">
            <text:p><text:a xlink:href="https://en.wikipedia.org/wiki/Shuanglong_station_(Shenzhen_Metro)">Shuanglong</text:a></text:p>
          </table:table-cell>
          <table:table-cell office:value-type="string">
            <text:p><text:a xlink:href="https://en.wikipedia.org/w/index.php?title=Liulian_station&amp;action=edit&amp;redlink=1">Liulian</text:a></text:p>
          </table:table-cell>
          <table:table-cell table:style-name="ce5" office:value-type="date" office:date-value="2018-04-09">
            <text:p>09/04/18</text:p>
          </table:table-cell>
          <table:table-cell office:value-type="float" office:value="6">
            <text:p>6</text:p>
          </table:table-cell>
          <table:table-cell office:value-type="string">
            <text:p>Under construction<text:a xlink:href="https://en.wikipedia.org/wiki/Shenzhen_Metro#cite_note-expansion2015-63">[63]</text:a><text:a xlink:href="https://en.wikipedia.org/wiki/Shenzhen_Metro#cite_note-szwb-20140219-64">[64]</text:a><text:a xlink:href="https://en.wikipedia.org/wiki/Shenzhen_Metro#cite_note-80">[80]</text:a></text:p>
          </table:table-cell>
          <table:table-cell/>
        </table:table-row>
        <table:table-row table:style-name="ro3">
          <table:covered-table-cell/>
          <table:table-cell office:value-type="string">
            <text:p>X</text:p>
          </table:table-cell>
          <table:table-cell office:value-type="string">
            <text:p>  <text:a xlink:href="https://en.wikipedia.org/wiki/Line_5_(Shenzhen_Metro)">Line 5</text:a>East Extension</text:p>
          </table:table-cell>
          <table:table-cell office:value-type="string">
            <text:p><text:a xlink:href="https://en.wikipedia.org/wiki/Huangbeiling_station">Huangbeiling</text:a></text:p>
          </table:table-cell>
          <table:table-cell office:value-type="string">
            <text:p><text:a xlink:href="https://en.wikipedia.org/wiki/Grand_Theater_station">Grand Theater</text:a></text:p>
          </table:table-cell>
          <table:table-cell table:style-name="ce5" office:value-type="date" office:date-value="1987-02-01">
            <text:p>01/02/87</text:p>
          </table:table-cell>
          <table:table-cell office:value-type="float" office:value="3">
            <text:p>3</text:p>
          </table:table-cell>
          <table:table-cell office:value-type="string">
            <text:p>Construction starting in 2018<text:a xlink:href="https://en.wikipedia.org/wiki/Shenzhen_Metro#cite_note-:4-81">[81]</text:a></text:p>
          </table:table-cell>
          <table:table-cell/>
        </table:table-row>
        <table:table-row table:style-name="ro2">
          <table:covered-table-cell/>
          <table:table-cell office:value-type="string">
            <text:p>X</text:p>
          </table:table-cell>
          <table:table-cell office:value-type="string">
            <text:p>  <text:a xlink:href="https://en.wikipedia.org/wiki/Line_6_(Shenzhen_Metro)">Line 6</text:a>Branch</text:p>
          </table:table-cell>
          <table:table-cell office:value-type="string">
            <text:p><text:a xlink:href="https://en.wikipedia.org/w/index.php?title=Lilin_Station_(Shenzhen)&amp;action=edit&amp;redlink=1">Lilin</text:a></text:p>
          </table:table-cell>
          <table:table-cell office:value-type="string">
            <text:p><text:a xlink:href="https://en.wikipedia.org/w/index.php?title=Sun_Yat-sen_University_station_(Shenzhen_Metro)&amp;action=edit&amp;redlink=1">Sun Yat-sen University</text:a></text:p>
          </table:table-cell>
          <table:table-cell table:style-name="ce5" office:value-type="date" office:date-value="2018-04-06">
            <text:p>06/04/18</text:p>
          </table:table-cell>
          <table:table-cell office:value-type="float" office:value="3">
            <text:p>3</text:p>
          </table:table-cell>
          <table:table-cell office:value-type="string">
            <text:p>Under construction<text:a xlink:href="https://en.wikipedia.org/wiki/Shenzhen_Metro#cite_note-:3-6">[6]</text:a><text:a xlink:href="https://en.wikipedia.org/wiki/Shenzhen_Metro#cite_note-:1-79">[79]</text:a></text:p>
          </table:table-cell>
          <table:table-cell/>
        </table:table-row>
        <table:table-row table:style-name="ro2">
          <table:covered-table-cell/>
          <table:table-cell office:value-type="string">
            <text:p>X</text:p>
          </table:table-cell>
          <table:table-cell office:value-type="string">
            <text:p>  <text:a xlink:href="https://en.wikipedia.org/wiki/Line_8_(Shenzhen_Metro)">Line 8</text:a>- Phase 2</text:p>
          </table:table-cell>
          <table:table-cell office:value-type="string">
            <text:p><text:a xlink:href="https://en.wikipedia.org/w/index.php?title=Yantian_Road_station&amp;action=edit&amp;redlink=1">Yantian Road</text:a></text:p>
          </table:table-cell>
          <table:table-cell office:value-type="string">
            <text:p><text:a xlink:href="https://en.wikipedia.org/w/index.php?title=Kuichong_Cultural_Square_station&amp;action=edit&amp;redlink=1">Kuichong Cultural Square</text:a></text:p>
          </table:table-cell>
          <table:table-cell table:style-name="ce5" office:value-type="date" office:date-value="2025-08-01">
            <text:p>01/08/25</text:p>
          </table:table-cell>
          <table:table-cell office:value-type="float" office:value="4">
            <text:p>4</text:p>
          </table:table-cell>
          <table:table-cell office:value-type="string">
            <text:p>Construction starting in 2018<text:a xlink:href="https://en.wikipedia.org/wiki/Shenzhen_Metro#cite_note-:4-81">[81]</text:a></text:p>
          </table:table-cell>
          <table:table-cell/>
        </table:table-row>
        <table:table-row table:style-name="ro4">
          <table:covered-table-cell/>
          <table:table-cell office:value-type="string">
            <text:p>?</text:p>
          </table:table-cell>
          <table:table-cell office:value-type="string">
            <text:p>  <text:a xlink:href="https://en.wikipedia.org/wiki/Line_10_(Shenzhen_Metro)">Line 10</text:a>South Extension</text:p>
          </table:table-cell>
          <table:table-cell office:value-type="string">
            <text:p><text:a xlink:href="https://en.wikipedia.org/wiki/Futian_Checkpoint_station">Futian Checkpoint</text:a></text:p>
          </table:table-cell>
          <table:table-cell office:value-type="string">
            <text:p><text:a xlink:href="https://en.wikipedia.org/w/index.php?title=Fubao_station&amp;action=edit&amp;redlink=1">Fubao</text:a></text:p>
          </table:table-cell>
          <table:table-cell office:value-type="string">
            <text:p>TBA</text:p>
          </table:table-cell>
          <table:table-cell office:value-type="float" office:value="1">
            <text:p>1</text:p>
          </table:table-cell>
          <table:table-cell office:value-type="string">
            <text:p>Planned</text:p>
          </table:table-cell>
          <table:table-cell/>
        </table:table-row>
        <table:table-row table:style-name="ro4">
          <table:covered-table-cell/>
          <table:table-cell office:value-type="string">
            <text:p>?</text:p>
          </table:table-cell>
          <table:table-cell office:value-type="string">
            <text:p>  <text:a xlink:href="https://en.wikipedia.org/wiki/Line_11_(Shenzhen_Metro)">Line 11</text:a>East Extension</text:p>
          </table:table-cell>
          <table:table-cell office:value-type="string">
            <text:p><text:a xlink:href="https://en.wikipedia.org/wiki/Futian_station">Futian</text:a></text:p>
          </table:table-cell>
          <table:table-cell office:value-type="string">
            <text:p><text:a xlink:href="https://en.wikipedia.org/wiki/Grand_Theater_station">Grand Theater</text:a></text:p>
          </table:table-cell>
          <table:table-cell table:number-columns-repeated="2" office:value-type="string">
            <text:p>TBA</text:p>
          </table:table-cell>
          <table:table-cell office:value-type="string">
            <text:p>Planned</text:p>
          </table:table-cell>
          <table:table-cell/>
        </table:table-row>
        <table:table-row table:style-name="ro2">
          <table:covered-table-cell/>
          <table:table-cell office:value-type="string">
            <text:p>X</text:p>
          </table:table-cell>
          <table:table-cell office:value-type="string">
            <text:p>  <text:a xlink:href="https://en.wikipedia.org/wiki/Line_12_(Shenzhen_Metro)">Line 12</text:a></text:p>
          </table:table-cell>
          <table:table-cell office:value-type="string">
            <text:p><text:a xlink:href="https://en.wikipedia.org/w/index.php?title=Zuopaotai_station&amp;action=edit&amp;redlink=1">Zuopaotai</text:a></text:p>
          </table:table-cell>
          <table:table-cell office:value-type="string">
            <text:p><text:a xlink:href="https://en.wikipedia.org/w/index.php?title=Haishangtianyuan_East_station&amp;action=edit&amp;redlink=1">Haishangtianyuan East</text:a></text:p>
          </table:table-cell>
          <table:table-cell office:value-type="string">
            <text:p>40.54</text:p>
          </table:table-cell>
          <table:table-cell office:value-type="float" office:value="33">
            <text:p>33</text:p>
          </table:table-cell>
          <table:table-cell office:value-type="string">
            <text:p>Under construction<text:a xlink:href="https://en.wikipedia.org/wiki/Shenzhen_Metro#cite_note-:3-6">[6]</text:a><text:a xlink:href="https://en.wikipedia.org/wiki/Shenzhen_Metro#cite_note-82">[82]</text:a><text:a xlink:href="https://en.wikipedia.org/wiki/Shenzhen_Metro#cite_note-83">[83]</text:a></text:p>
          </table:table-cell>
          <table:table-cell/>
        </table:table-row>
        <table:table-row table:style-name="ro2">
          <table:covered-table-cell/>
          <table:table-cell office:value-type="string">
            <text:p>X (first part)</text:p>
          </table:table-cell>
          <table:table-cell office:value-type="string">
            <text:p>  <text:a xlink:href="https://en.wikipedia.org/wiki/Line_13_(Shenzhen_Metro)">Line 13</text:a></text:p>
          </table:table-cell>
          <table:table-cell office:value-type="string">
            <text:p><text:a xlink:href="https://en.wikipedia.org/w/index.php?title=Shenzhen_Bay_Checkpoint_station&amp;action=edit&amp;redlink=1">Shenzhen Bay Checkpoint</text:a></text:p>
          </table:table-cell>
          <table:table-cell office:value-type="string">
            <text:p><text:a xlink:href="https://en.wikipedia.org/w/index.php?title=Shangwu_station&amp;action=edit&amp;redlink=1">Shangwu</text:a></text:p>
          </table:table-cell>
          <table:table-cell office:value-type="string">
            <text:p>22.45</text:p>
          </table:table-cell>
          <table:table-cell office:value-type="float" office:value="16">
            <text:p>16</text:p>
          </table:table-cell>
          <table:table-cell office:value-type="string">
            <text:p>Under construction<text:a xlink:href="https://en.wikipedia.org/wiki/Shenzhen_Metro#cite_note-:3-6">[6]</text:a><text:a xlink:href="https://en.wikipedia.org/wiki/Shenzhen_Metro#cite_note-:1-79">[79]</text:a><text:a xlink:href="https://en.wikipedia.org/wiki/Shenzhen_Metro#cite_note-84">[84]</text:a></text:p>
          </table:table-cell>
          <table:table-cell/>
        </table:table-row>
        <table:table-row table:style-name="ro2">
          <table:covered-table-cell/>
          <table:table-cell office:value-type="string">
            <text:p>X</text:p>
          </table:table-cell>
          <table:table-cell office:value-type="string">
            <text:p>  <text:a xlink:href="https://en.wikipedia.org/wiki/Line_14_(Shenzhen_Metro)">Line 14</text:a></text:p>
          </table:table-cell>
          <table:table-cell office:value-type="string">
            <text:p><text:a xlink:href="https://en.wikipedia.org/wiki/Gangxia_North_station">Gangxia North</text:a></text:p>
          </table:table-cell>
          <table:table-cell office:value-type="string">
            <text:p><text:a xlink:href="https://en.wikipedia.org/w/index.php?title=Shatian_station&amp;action=edit&amp;redlink=1">Shatian</text:a></text:p>
          </table:table-cell>
          <table:table-cell office:value-type="string">
            <text:p>67.5</text:p>
          </table:table-cell>
          <table:table-cell office:value-type="float" office:value="15">
            <text:p>15</text:p>
          </table:table-cell>
          <table:table-cell office:value-type="string">
            <text:p>Under construction<text:a xlink:href="https://en.wikipedia.org/wiki/Shenzhen_Metro#cite_note-:3-6">[6]</text:a><text:a xlink:href="https://en.wikipedia.org/wiki/Shenzhen_Metro#cite_note-85">[85]</text:a></text:p>
          </table:table-cell>
          <table:table-cell/>
        </table:table-row>
        <table:table-row table:style-name="ro2">
          <table:covered-table-cell/>
          <table:table-cell office:value-type="string">
            <text:p>X</text:p>
          </table:table-cell>
          <table:table-cell office:value-type="string">
            <text:p>  <text:a xlink:href="https://en.wikipedia.org/wiki/Line_16_(Shenzhen_Metro)">Line 16</text:a></text:p>
          </table:table-cell>
          <table:table-cell office:value-type="string">
            <text:p><text:a xlink:href="https://en.wikipedia.org/wiki/Universiade_station">Universiade</text:a></text:p>
          </table:table-cell>
          <table:table-cell office:value-type="string">
            <text:p><text:a xlink:href="https://en.wikipedia.org/w/index.php?title=Tianxin_station&amp;action=edit&amp;redlink=1">Tianxin</text:a></text:p>
          </table:table-cell>
          <table:table-cell office:value-type="string">
            <text:p>29.2</text:p>
          </table:table-cell>
          <table:table-cell office:value-type="float" office:value="24">
            <text:p>24</text:p>
          </table:table-cell>
          <table:table-cell office:value-type="string">
            <text:p>Under construction<text:a xlink:href="https://en.wikipedia.org/wiki/Shenzhen_Metro#cite_note-:3-6">[6]</text:a><text:a xlink:href="https://en.wikipedia.org/wiki/Shenzhen_Metro#cite_note-86">[86]</text:a></text:p>
          </table:table-cell>
          <table:table-cell/>
        </table:table-row>
        <table:table-row table:style-name="ro5">
          <table:covered-table-cell/>
          <table:table-cell office:value-type="string">
            <text:p>?</text:p>
          </table:table-cell>
          <table:table-cell office:value-type="string">
            <text:p>  <text:a xlink:href="https://en.wikipedia.org/wiki/Line_17_(Shenzhen_Metro)">Line 17</text:a></text:p>
          </table:table-cell>
          <table:table-cell office:value-type="string">
            <text:p><text:a xlink:href="https://en.wikipedia.org/wiki/Luohu_station">Luohu</text:a></text:p>
          </table:table-cell>
          <table:table-cell office:value-type="string">
            <text:p><text:a xlink:href="https://en.wikipedia.org/w/index.php?title=Pinghu_Centre_station&amp;action=edit&amp;redlink=1">Pinghu</text:a></text:p>
          </table:table-cell>
          <table:table-cell table:style-name="ce5" office:value-type="date" office:date-value="2018-07-28">
            <text:p>28/07/18</text:p>
          </table:table-cell>
          <table:table-cell office:value-type="float" office:value="24">
            <text:p>24</text:p>
          </table:table-cell>
          <table:table-cell office:value-type="string">
            <text:p>Planned<text:a xlink:href="https://en.wikipedia.org/wiki/Shenzhen_Metro#cite_note-87">[87]</text:a>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office:value-type="string">
            <text:p>18 ?</text:p>
          </table:table-cell>
          <table:table-cell table:style-name="Default" table:number-columns-repeated="5"/>
          <table:table-cell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18/11/2018</text:date>, <text:time>21:2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11-18T20:15:07</meta:creation-date>
    <dc:date>2018-11-18T21:26:44</dc:date>
    <dc:creator>Juste Raimbault</dc:creator>
    <meta:editing-duration>PT10M56S</meta:editing-duration>
    <meta:editing-cycles>3</meta:editing-cycles>
    <meta:generator>OpenOffice/4.1.3$Unix OpenOffice.org_project/413m1$Build-9783</meta:generator>
    <meta:document-statistic meta:table-count="3" meta:cell-count="157" meta:object-count="0"/>
    <meta:user-defined meta:name=""/>
  </office:meta>
</office:document-meta>
</file>